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00%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 napisania tego felietonu skłonił mnie <text:a xlink:type="simple" xlink:href="http://www.fge.com.pl/2017/11/przyjazn-przyjazn-i-po-przyjazni.html" text:style-name="Internet_20_link" text:visited-style-name="Visited_20_Internet_20_Link"><text:span text:style-name="T1">artykuł</text:span></text:a> autorstwa Rarity z For Glorious Equestria, z którym w zasadzie się nie zgadzam. Zachęcam do przeczytania jej przemyśleń, ponieważ uważam, że ubrała je w słowa w sposób ciekawy i całkiem wartościowy. Poza tym lubię polecać różne fajne fandomowe rzeczy, a teksty Rarity zdecydowanie do nich należą.</text:p>
      <text:p text:style-name="P1">Przyjaźń to coś, co z definicji powinno trwać wiecznie, ale zazwyczaj tak nie jest. W pewnym momencie coś się psuje i drogi się rozchodzą. Czasem w przyjaźni, a czasem wprost przeciwnie. Tak się po prostu dzieje z różnych powodów – raz będzie to zmiana miejsca zamieszkania, innym razem kłótnia. Sądzę, że o taką relację warto walczyć. Nie zawsze się uda, ale szanse istnieją.</text:p>
      <text:p text:style-name="P1">Starlight i Sunbursta rozdzieliła przeprowadzka ogiera. Jednak czynnikiem, który najbardziej ich od siebie oddalił, był czas. Nasze kucyki dorosły, a ich charaktery ukształtowały się. Po drodze zaczęli interesować się różnymi rzeczami. Wszyscy się zmieniają wraz z upływem lat, dlatego przyjaźnie z dzieciństwa często nie chcą się odnowić i tak było także w tym przypadku. Co prawda cała sprawa zakończyła się dobrze, ale… Częściowo zgodzę się z Rarity – zakończono to źle. Nie znalazło się nic wspólnego, co łączyłoby tę dwójkę. To dalej ta sama gra, w którą nie chciał grać Sunburst.</text:p>
      <text:p text:style-name="P1">Tymczasem rozwiązanie powinno być nieco inne – naprawa przyjaźni jest jak poznawanie się na nowo. Odkrywanie tej drugiej osoby, próbowanie jej zainteresowań i pokazywanie jej własnych oraz wspólne poszukiwanie nowych rzeczy. Życie to podróż, a przyjaciele są jak wierni towarzysze. Przyjaźń to często sztuka kompromisów i dużo dobrych chęci. Przyjaźń nie jest stała, to proces, który trwa.</text:p>
      <text:p text:style-name="P1">Czy nie lepiej by było, gdyby nasze jednorożce zajęły się czymś nowym? Poszły na kręgle? Malowały obrazy? Kino? A może Starlight pokazałaby Sunburstowi, co lubi robić? I na odwrót. Tylko ze strony Sunbursta zabrakło chęci, a ze strony Glimmer – pomysłu. Jednak ich problemy łatwo mogłaby załatwić szczera rozmowa, bo szczerość jest jednym z fundamentów przyjaźni. No, ale w końcu lepiej zlewać przyjaciółkę i nie próbować postawić przyjaciela do pionu… To zabrzmiało źle.</text:p>
      <text:p text:style-name="P1">Ogółem: brak wspólnych zainteresowań nie oznacza końca przyjaźni. Sądzę, że przeszkodą mogą być raczej duże różnice światopoglądowe, choć niekoniecznie. Przyjaźń jest czymś tak dziwnym i trudnym do określenia, że ciężko stwierdzić, jakimi regułami się rządzi. Jednak zdecydowanie warto o nią dbać. A jeśli to już koniec, to trudno, bywa. Ważne, by za łatwo nie odpuszczać.</text:p>
      <text:p text:style-name="P1"/>
      <text:p text:style-name="P1">Obrazki:</text:p>
      <text:p text:style-name="P1"><text:a xlink:type="simple" xlink:href="https://colorfulcolor233.deviantart.com/art/Nightmare-night-712746102" text:style-name="Internet_20_link" text:visited-style-name="Visited_20_Internet_20_Link"><text:span text:style-name="T1">https://colorfulcolor233.deviantart.com/art/Nightmare-night-712746102</text:span></text:a></text:p>
      <text:p text:style-name="P1"><text:a xlink:type="simple" xlink:href="https://longmuzzlepony.deviantart.com/art/Luna-713050051" text:style-name="Internet_20_link" text:visited-style-name="Visited_20_Internet_20_Link"><text:span text:style-name="T1">https://longmuzzlepony.deviantart.com/art/Luna-713050051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7-11-15T15:30:30.952000000</dc:date>
    <meta:editing-duration>P1DT18H1M37S</meta:editing-duration>
    <meta:editing-cycles>1</meta:editing-cycles>
    <meta:document-statistic meta:table-count="0" meta:image-count="0" meta:object-count="0" meta:page-count="1" meta:paragraph-count="9" meta:word-count="391" meta:character-count="2671" meta:non-whitespace-character-count="2285"/>
  </office:meta>
</office:document-meta>
</file>